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1" svg:font-family="Symbol" style:font-adornments="Обычный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Arial1" svg:font-family="Arial"/>
    <style:font-face style:name="Calibri" svg:font-family="Calibri"/>
    <style:font-face style:name="Mangal1" svg:font-family="Mangal"/>
    <style:font-face style:name="Times New Roman" svg:font-family="'Times New Roman'"/>
    <style:font-face style:name="Courier New" svg:font-family="'Courier New'" style:font-adornments="Обычный" style:font-family-generic="modern" style:font-pitch="fixed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Courier New1" svg:font-family="'Courier New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Таблица1" style:family="table">
      <style:table-properties style:width="15.942cm" fo:margin-left="1.259cm" fo:margin-right="-0.201cm" table:align="margins" style:writing-mode="lr-tb"/>
    </style:style>
    <style:style style:name="Таблица1.A" style:family="table-column">
      <style:table-column-properties style:column-width="9.26cm" style:rel-column-width="38068*"/>
    </style:style>
    <style:style style:name="Таблица1.B" style:family="table-column">
      <style:table-column-properties style:column-width="6.682cm" style:rel-column-width="27467*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50%" fo:text-align="end" style:justify-single-word="false" fo:text-indent="1.251cm" style:auto-text-indent="false"/>
      <style:text-properties style:font-name="Times New Roman" fo:font-size="12pt" style:font-size-asian="12pt" style:font-name-complex="Times New Roman2" style:font-size-complex="12pt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1.251cm" style:auto-text-indent="false"/>
      <style:text-properties style:font-name="Times New Roman" fo:font-size="12pt" style:font-size-asian="12pt" style:font-name-complex="Times New Roman2" style:font-size-complex="12pt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Times New Roman" fo:font-size="12pt" style:font-size-asian="12pt" style:font-name-complex="Times New Roman2" style:font-size-complex="12pt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1.251cm" style:auto-text-indent="false"/>
      <style:text-properties fo:text-transform="uppercase" style:font-name="Times New Roman" fo:font-size="12pt" style:font-size-asian="12pt" style:font-name-complex="Times New Roman2" style:font-size-complex="12pt"/>
    </style:style>
    <style:style style:name="P6" style:family="paragraph" style:parent-style-name="Standard">
      <style:paragraph-properties fo:margin-left="1.251cm" fo:margin-right="0cm" fo:margin-top="0cm" fo:margin-bottom="0cm" loext:contextual-spacing="false" fo:line-height="150%" fo:text-align="justify" style:justify-single-word="false" fo:text-indent="0cm" style:auto-text-indent="false"/>
      <style:text-properties style:font-name="Times New Roman" fo:font-size="12pt" style:font-size-asian="12pt" style:font-name-complex="Times New Roman2" style:font-size-complex="12pt"/>
    </style:style>
    <style:style style:name="P7" style:family="paragraph" style:parent-style-name="Standard">
      <style:paragraph-properties fo:margin-left="1.251cm" fo:margin-right="0cm" fo:margin-top="0cm" fo:margin-bottom="0cm" loext:contextual-spacing="false" fo:line-height="150%" fo:text-align="justify" style:justify-single-word="false" fo:text-indent="0cm" style:auto-text-indent="false"/>
      <style:text-properties style:font-name="Times New Roman" fo:font-size="12pt" officeooo:paragraph-rsid="00246295" style:font-size-asian="12pt" style:font-name-complex="Times New Roman2" style:font-size-complex="12pt"/>
    </style:style>
    <style:style style:name="P8" style:family="paragraph" style:parent-style-name="Standard">
      <style:paragraph-properties fo:margin-left="1.251cm" fo:margin-right="0cm" fo:margin-top="0cm" fo:margin-bottom="0cm" loext:contextual-spacing="false" fo:line-height="150%" fo:text-align="justify" style:justify-single-word="false" fo:text-indent="0cm" style:auto-text-indent="false"/>
      <style:text-properties style:font-name="Times New Roman" fo:font-size="12pt" fo:language="ru" fo:country="RU" style:font-size-asian="12pt" style:font-name-complex="Times New Roman2" style:font-size-complex="12pt"/>
    </style:style>
    <style:style style:name="P9" style:family="paragraph" style:parent-style-name="Table_20_Contents">
      <style:paragraph-properties fo:margin-top="0cm" fo:margin-bottom="0cm" loext:contextual-spacing="false" fo:line-height="120%" fo:padding="0cm" fo:border="non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1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style:font-size-asian="12pt" style:font-name-complex="Times New Roman2" style:font-size-complex="12pt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Times New Roman" fo:font-size="12pt" style:font-size-asian="12pt" style:font-name-complex="Times New Roman2" style:font-size-complex="12pt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style:font-name="Times New Roman" fo:font-size="12pt" officeooo:paragraph-rsid="00246295" style:font-size-asian="12pt" style:font-name-complex="Times New Roman2" style:font-size-complex="12pt"/>
    </style:style>
    <style:style style:name="P13" style:family="paragraph" style:parent-style-name="Standard" style:master-page-name="Тз_20_1">
      <style:paragraph-properties fo:margin-left="0cm" fo:margin-right="0cm" fo:margin-top="0cm" fo:margin-bottom="0cm" loext:contextual-spacing="false" fo:line-height="150%" fo:text-align="end" style:justify-single-word="false" fo:text-indent="1.251cm" style:auto-text-indent="false" style:page-number="auto"/>
      <style:text-properties style:font-name="Times New Roman" fo:font-size="12pt" style:font-size-asian="12pt" style:font-name-complex="Times New Roman2" style:font-size-complex="12pt"/>
    </style:style>
    <style:style style:name="P14" style:family="paragraph" style:parent-style-name="List_20_Paragraph" style:list-style-name="WWNum2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Times New Roman" fo:font-size="12pt" style:font-size-asian="12pt" style:font-name-complex="Times New Roman2" style:font-size-complex="12pt"/>
    </style:style>
    <style:style style:name="P15" style:family="paragraph" style:parent-style-name="List_20_Paragraph" style:list-style-name="WWNum2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Times New Roman" fo:font-size="12pt" officeooo:paragraph-rsid="00246295" style:font-size-asian="12pt" style:font-name-complex="Times New Roman2" style:font-size-complex="12pt"/>
    </style:style>
    <style:style style:name="P16" style:family="paragraph" style:parent-style-name="List_20_Paragraph" style:list-style-name="WWNum2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Times New Roman" fo:font-size="12pt" officeooo:paragraph-rsid="00264c13" style:font-size-asian="12pt" style:font-name-complex="Times New Roman2" style:font-size-complex="12pt"/>
    </style:style>
    <style:style style:name="P17" style:family="paragraph" style:parent-style-name="List_20_Paragraph" style:list-style-name="WWNum2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Times New Roman" fo:font-size="12pt" officeooo:rsid="0023121b" officeooo:paragraph-rsid="0023121b" style:font-size-asian="12pt" style:font-name-complex="Times New Roman2" style:font-size-complex="12pt"/>
    </style:style>
    <style:style style:name="P18" style:family="paragraph" style:parent-style-name="List_20_Paragraph" style:list-style-name="WWNum2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Times New Roman" fo:font-size="12pt" officeooo:rsid="00289c4f" officeooo:paragraph-rsid="00289c4f" style:font-size-asian="12pt" style:font-name-complex="Times New Roman2" style:font-size-complex="12pt"/>
    </style:style>
    <style:style style:name="P19" style:family="paragraph" style:parent-style-name="List_20_Paragraph" style:list-style-name="WWNum2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Times New Roman" fo:font-size="12pt" fo:language="ru" fo:country="RU" style:font-size-asian="12pt" style:font-name-complex="Times New Roman2" style:font-size-complex="12pt"/>
    </style:style>
    <style:style style:name="P20" style:family="paragraph" style:parent-style-name="List_20_Paragraph" style:list-style-name="WWNum2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fo:font-variant="normal" fo:text-transform="none" fo:color="#000000" style:font-name="Times New Roman1" fo:font-size="12pt" fo:letter-spacing="normal" fo:language="en" fo:country="US" fo:font-style="normal" fo:font-weight="normal" fo:background-color="transparent" style:font-size-asian="12pt" style:font-name-complex="Times New Roman2" style:font-size-complex="12pt"/>
    </style:style>
    <style:style style:name="T1" style:family="text">
      <style:text-properties style:font-name="Times New Roman" fo:font-size="12pt" style:font-size-asian="12pt" style:font-name-complex="Times New Roman2" style:font-size-complex="12pt"/>
    </style:style>
    <style:style style:name="T2" style:family="text">
      <style:text-properties style:font-name="Times New Roman" fo:font-size="12pt" fo:language="en" fo:country="US" officeooo:rsid="001ee64d" style:font-size-asian="12pt" style:font-name-complex="Times New Roman2" style:font-size-complex="12pt"/>
    </style:style>
    <style:style style:name="T3" style:family="text">
      <style:text-properties style:font-name="Times New Roman" fo:font-size="12pt" fo:language="ru" fo:country="RU" officeooo:rsid="001ee64d" style:font-size-asian="12pt" style:font-name-complex="Times New Roman2" style:font-size-complex="12pt"/>
    </style:style>
    <style:style style:name="T4" style:family="text">
      <style:text-properties fo:language="en" fo:country="US"/>
    </style:style>
    <style:style style:name="T5" style:family="text">
      <style:text-properties fo:language="en" fo:country="US" officeooo:rsid="001dc3ca"/>
    </style:style>
    <style:style style:name="T6" style:family="text">
      <style:text-properties fo:language="en" fo:country="US" officeooo:rsid="0026e153"/>
    </style:style>
    <style:style style:name="T7" style:family="text">
      <style:text-properties fo:language="ru" fo:country="RU"/>
    </style:style>
    <style:style style:name="T8" style:family="text">
      <style:text-properties fo:language="ru" fo:country="RU" officeooo:rsid="001dc3ca"/>
    </style:style>
    <style:style style:name="T9" style:family="text">
      <style:text-properties fo:language="ru" fo:country="RU" officeooo:rsid="0026e153"/>
    </style:style>
    <style:style style:name="T10" style:family="text">
      <style:text-properties fo:language="ru" fo:country="RU" officeooo:rsid="002705dc"/>
    </style:style>
    <style:style style:name="T11" style:family="text">
      <style:text-properties officeooo:rsid="001dc3ca"/>
    </style:style>
    <style:style style:name="T12" style:family="text">
      <style:text-properties officeooo:rsid="0023121b"/>
    </style:style>
    <style:style style:name="T13" style:family="text">
      <style:text-properties officeooo:rsid="00246295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style:text-underline-style="solid" style:text-underline-width="auto" style:text-underline-color="font-color" officeooo:rsid="00246295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8" style:family="text">
      <style:text-properties style:text-underline-style="none"/>
    </style:style>
    <style:style style:name="T19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20" style:family="text">
      <style:text-properties officeooo:rsid="002705dc"/>
    </style:style>
    <style:style style:name="T21" style:family="text">
      <style:text-properties officeooo:rsid="0026e153"/>
    </style:style>
    <style:style style:name="T22" style:family="text">
      <style:text-properties officeooo:rsid="00289c4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P13">УТВЕРЖДАЮ</text:p>
      <text:p text:style-name="P2">Зав. кафедрой ИБСТ</text:p>
      <text:p text:style-name="P2">к.т.н., доцент</text:p>
      <text:p text:style-name="P2">_______ Зефиров С.Л.</text:p>
      <text:p text:style-name="P2">« <text:s text:c="2"/>» ________ 201<text:span text:style-name="T4">9</text:span> г.</text:p>
      <text:p text:style-name="P5">Задание</text:p>
      <text:p text:style-name="P3">на курсовую работу</text:p>
      <text:p text:style-name="P4">по теме: <text:span text:style-name="T8">Клиент службы времени </text:span><text:span text:style-name="T5">NTP.</text:span></text:p>
      <text:p text:style-name="P1"><text:span text:style-name="T1">1 Дисциплина: Технологии и методы</text:span><text:bookmark text:name="_GoBack"/><text:span text:style-name="T1"> программирования. </text:span></text:p>
      <text:p text:style-name="P4">2 Студент: <text:span text:style-name="T11">Водянов Владислав.</text:span></text:p>
      <text:p text:style-name="P4">3 Группа: 18ПИ1. </text:p>
      <text:p text:style-name="P4">4 Исходные данные на работу:</text:p>
      <text:p text:style-name="P1"><text:span text:style-name="T1">4.1 Цель: разработка программы для </text:span><text:span text:style-name="T3">клиента службы времени </text:span><text:span text:style-name="T2">NTP</text:span></text:p>
      <text:p text:style-name="P4">4.2 Требования к программе:</text:p>
      <text:list xml:id="list180092197" text:style-name="WWNum2">
        <text:list-item>
          <text:list>
            <text:list-item>
              <text:p text:style-name="P14">разработка программы на языке С++;</text:p>
            </text:list-item>
            <text:list-item>
              <text:p text:style-name="P17">программа должна определять в каком часовом поясе находится пользователь;</text:p>
            </text:list-item>
            <text:list-item>
              <text:p text:style-name="P17">программа должна синхронизировать время на компьютере с временем сети;</text:p>
            </text:list-item>
            <text:list-item>
              <text:p text:style-name="P17">программа должна показывать на сколько время на компьютере отличается от времени сети;</text:p>
            </text:list-item>
            <text:list-item>
              <text:p text:style-name="P17">тип интерфейса, используемого в программном комплексе: командная строка; </text:p>
            </text:list-item>
            <text:list-item>
              <text:p text:style-name="P18">параметр, задаваемый через пользовательский интерфейс: адрес сервера <text:span text:style-name="T4">NTP;</text:span></text:p>
            </text:list-item>
            <text:list-item>
              <text:p text:style-name="P19">программа должна функционировать в операционной системе Windows <text:span text:style-name="T12">7</text:span>; </text:p>
            </text:list-item>
            <text:list-item>
              <text:p text:style-name="P20">программа должна быть документирована с использованием пакета документирования Doxygen. </text:p>
            </text:list-item>
          </text:list>
        </text:list-item>
      </text:list>
      <text:p text:style-name="P6">5 Структура работы: </text:p>
      <text:p text:style-name="P6">5.1 Пояснительная записка (содержание работы):</text:p>
      <text:list xml:id="list64409458986860" text:continue-numbering="true" text:style-name="WWNum2">
        <text:list-item>
          <text:list>
            <text:list-item>
              <text:p text:style-name="P14">словесная модель программы;</text:p>
            </text:list-item>
            <text:list-item>
              <text:p text:style-name="P14">диаграмма вариантов использования;</text:p>
            </text:list-item>
            <text:list-item>
              <text:p text:style-name="P15">диаграмм<text:span text:style-name="T12">а</text:span> последовательностей;</text:p>
            </text:list-item>
            <text:list-item>
              <text:p text:style-name="P15">диаграмм<text:span text:style-name="T12">а</text:span> <text:span text:style-name="T12">деятельности;</text:span></text:p>
            </text:list-item>
            <text:list-item>
              <text:p text:style-name="P15">диаграмм<text:span text:style-name="T12">а классов;</text:span></text:p>
            </text:list-item>
            <text:list-item>
              <text:p text:style-name="P14">разработка программы.</text:p>
            </text:list-item>
          </text:list>
        </text:list-item>
      </text:list>
      <text:p text:style-name="P6">5.2 Экспериментальная часть:</text:p>
      <text:list xml:id="list64407823954949" text:continue-numbering="true" text:style-name="WWNum2">
        <text:list-item>
          <text:list>
            <text:list-item>
              <text:p text:style-name="P16"><text:soft-page-break/>обнаружение дефектов в программе с помощью модульного тестирования;</text:p>
            </text:list-item>
            <text:list-item>
              <text:p text:style-name="P16">проверка соответствия техническому заданию с помощью квалификационного тестирования. </text:p>
            </text:list-item>
          </text:list>
        </text:list-item>
      </text:list>
      <text:p text:style-name="P4">6 Календарный план выполнения работы: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0">- оформление ТЗ</text:p>
          </table:table-cell>
          <table:table-cell table:style-name="Таблица1.A1" office:value-type="string">
            <text:p text:style-name="P9">к 6 марта 201<text:span text:style-name="T4">9</text:span>;</text:p>
            <text:p text:style-name="P9"/>
          </table:table-cell>
        </table:table-row>
        <table:table-row table:style-name="Таблица1.1">
          <table:table-cell table:style-name="Таблица1.A1" office:value-type="string">
            <text:p text:style-name="P11">- разработка диаграмм вариантов использования и диаграмм классов</text:p>
          </table:table-cell>
          <table:table-cell table:style-name="Таблица1.A1" office:value-type="string">
            <text:p text:style-name="P9">к 20 марта 201<text:span text:style-name="T4">9</text:span>;</text:p>
          </table:table-cell>
        </table:table-row>
        <table:table-row table:style-name="Таблица1.1">
          <table:table-cell table:style-name="Таблица1.A1" office:value-type="string">
            <text:p text:style-name="P11">- разработка диаграмм последовательностей и диаграмм деятельности</text:p>
          </table:table-cell>
          <table:table-cell table:style-name="Таблица1.A1" office:value-type="string">
            <text:p text:style-name="P9">к 3 апреля 201<text:span text:style-name="T4">9</text:span>;</text:p>
          </table:table-cell>
        </table:table-row>
        <table:table-row table:style-name="Таблица1.1">
          <table:table-cell table:style-name="Таблица1.A1" office:value-type="string">
            <text:p text:style-name="P11">- разработка кода программы</text:p>
          </table:table-cell>
          <table:table-cell table:style-name="Таблица1.A1" office:value-type="string">
            <text:p text:style-name="P9">к 17 апреля 201<text:span text:style-name="T4">9</text:span>;</text:p>
            <text:p text:style-name="P9"/>
          </table:table-cell>
        </table:table-row>
        <table:table-row table:style-name="Таблица1.1">
          <table:table-cell table:style-name="Таблица1.A1" office:value-type="string">
            <text:p text:style-name="P11">- разработка модульных тестов и выполнение тестирования</text:p>
          </table:table-cell>
          <table:table-cell table:style-name="Таблица1.A1" office:value-type="string">
            <text:p text:style-name="P9">к 1 мая <text:span text:style-name="T4">2019;</text:span></text:p>
          </table:table-cell>
        </table:table-row>
        <table:table-row table:style-name="Таблица1.1">
          <table:table-cell table:style-name="Таблица1.A1" office:value-type="string">
            <text:p text:style-name="P11">- разработка функциональных тестов и приемочное тестирование</text:p>
          </table:table-cell>
          <table:table-cell table:style-name="Таблица1.A1" office:value-type="string">
            <text:p text:style-name="P9">к 15 мая <text:span text:style-name="T4">2019;</text:span></text:p>
          </table:table-cell>
        </table:table-row>
        <table:table-row table:style-name="Таблица1.1">
          <table:table-cell table:style-name="Таблица1.A1" office:value-type="string">
            <text:p text:style-name="P11">- разработка документации</text:p>
          </table:table-cell>
          <table:table-cell table:style-name="Таблица1.A1" office:value-type="string">
            <text:p text:style-name="P9">к 29 мая <text:span text:style-name="T4">2019;</text:span></text:p>
          </table:table-cell>
        </table:table-row>
        <table:table-row table:style-name="Таблица1.1">
          <table:table-cell table:style-name="Таблица1.A1" office:value-type="string">
            <text:p text:style-name="P11">- оформление отчета о курсовой работе</text:p>
          </table:table-cell>
          <table:table-cell table:style-name="Таблица1.A1" office:value-type="string">
            <text:p text:style-name="P9">к 29 мая <text:span text:style-name="T4">2019;</text:span></text:p>
          </table:table-cell>
        </table:table-row>
      </table:table>
      <text:p text:style-name="P12"/>
      <text:p text:style-name="P7">Дата защиты работы « <text:s/>» ________ 2019г. </text:p>
      <text:p text:style-name="P7">Руководитель работы <text:s text:c="60"/><text:span text:style-name="T19"><text:s text:c="3"/></text:span><text:span text:style-name="T14"><text:s text:c="13"/></text:span><text:s/>М.Ю. Лупанов</text:p>
      <text:p text:style-name="P6">Задание получил <text:s text:c="5"/>«<text:span text:style-name="T13">20</text:span>»<text:span text:style-name="T14"> </text:span><text:span text:style-name="T15">февраля</text:span><text:span text:style-name="T17"> </text:span><text:span text:style-name="T16"><text:s/></text:span><text:s/>201<text:span text:style-name="T4">9</text:span>г.</text:p>
      <text:p text:style-name="P8">Студент<text:tab/><text:tab/><text:tab/><text:tab/><text:tab/><text:tab/><text:tab/> <text:s text:c="2"/><text:span text:style-name="T14"><text:s text:c="16"/></text:span><text:span text:style-name="T18"><text:s/></text:span><text:span text:style-name="T11">В.О.Водянов</text:span></text:p>
      <text:p text:style-name="P8">Нормоконтрол<text:span text:style-name="T13">ё</text:span>р<text:tab/><text:tab/><text:tab/><text:tab/><text:tab/><text:tab/> <text:s text:c="2"/><text:span text:style-name="T14"><text:s text:c="15"/></text:span><text:span text:style-name="T18"><text:s/></text:span>М.Ю. Лупанов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1" svg:font-family="Symbol" style:font-adornments="Обычный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Arial1" svg:font-family="Arial"/>
    <style:font-face style:name="Calibri" svg:font-family="Calibri"/>
    <style:font-face style:name="Mangal1" svg:font-family="Mangal"/>
    <style:font-face style:name="Times New Roman" svg:font-family="'Times New Roman'"/>
    <style:font-face style:name="Courier New" svg:font-family="'Courier New'" style:font-adornments="Обычный" style:font-family-generic="modern" style:font-pitch="fixed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Courier New1" svg:font-family="'Courier New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true" style:font-name-asian="SimSun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353cm" loext:contextual-spacing="false" fo:line-height="115%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1pt" fo:language="ru" fo:country="RU" style:letter-kerning="true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1" fo:font-family="Arial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1" fo:font-family="Arial" fo:font-size="10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1" fo:font-family="Arial" style:font-size-asian="12pt" style:font-name-complex="Mangal1" style:font-family-complex="Mangal"/>
    </style:style>
    <style:style style:name="List_20_Paragraph" style:display-name="List Paragraph" style:family="paragraph" style:parent-style-name="Standard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bullet-char="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bullet-char="">
        <style:list-level-properties text:list-level-position-and-space-mode="label-alignment">
          <style:list-level-label-alignment text:label-followed-by="listtab" fo:text-indent="-0.635cm" fo:margin-left="3.771cm"/>
        </style:list-level-properties>
        <style:text-properties style:font-name="Symbol"/>
      </text:list-level-style-bullet>
      <text:list-level-style-bullet text:level="2" text:bullet-char="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3" text:bullet-char="">
        <style:list-level-properties text:list-level-position-and-space-mode="label-alignment">
          <style:list-level-label-alignment text:label-followed-by="listtab" text:list-tab-stop-position="0.7cm" fo:text-indent="-0.635cm" fo:margin-left="3.81cm"/>
        </style:list-level-properties>
        <style:text-properties style:font-name="Symbol1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 text:start-value="7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2570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2" style:page-usage="mirrored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0">
      <style:page-layout-properties fo:page-width="21.001cm" fo:page-height="29.7cm" style:num-format="1" style:print-orientation="portrait" fo:margin-top="2cm" fo:margin-bottom="2cm" fo:margin-left="1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Тз_20_1" style:display-name="Тз 1" style:page-layout-name="Mpm2">
      <style:header>
        <text:p text:style-name="Header"/>
      </style:header>
    </style:master-page>
    <style:master-page style:name="First_20_Page" style:display-name="First Page" style:page-layout-name="Mpm3" style:next-style-name="Standard">
      <style:header>
        <text:p text:style-name="Header"/>
      </style:header>
    </style:master-page>
    <style:master-page style:name="Left_20_Page" style:display-name="Left Page" style:page-layout-name="Mpm4" style:next-style-name="Right_20_Page">
      <style:header>
        <text:p text:style-name="Header"/>
      </style:header>
    </style:master-page>
    <style:master-page style:name="Right_20_Page" style:display-name="Right Page" style:page-layout-name="Mpm5" style:next-style-name="Left_20_Page">
      <style:header>
        <text:p text:style-name="Header"/>
      </style:header>
    </style:master-page>
    <style:master-page style:name="Envelope" style:page-layout-name="Mpm6">
      <style:header>
        <text:p text:style-name="Header"/>
      </style:header>
    </style:master-page>
    <style:master-page style:name="Index" style:page-layout-name="Mpm3">
      <style:header>
        <text:p text:style-name="Header"/>
      </style:header>
    </style:master-page>
    <style:master-page style:name="HTML" style:page-layout-name="Mpm7">
      <style:header>
        <text:p text:style-name="Header"/>
      </style:header>
    </style:master-page>
    <style:master-page style:name="Footnote" style:page-layout-name="Mpm8">
      <style:header>
        <text:p text:style-name="Header"/>
      </style:header>
    </style:master-page>
    <style:master-page style:name="Endnote" style:page-layout-name="Mpm8">
      <style:header>
        <text:p text:style-name="Header"/>
      </style:header>
    </style:master-page>
    <style:master-page style:name="Landscape" style:page-layout-name="Mpm9">
      <style:header>
        <text:p text:style-name="Header"/>
      </style:header>
    </style:master-page>
    <style:master-page style:name="Тз_20_2" style:display-name="Тз 2" style:page-layout-name="Mpm10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x</meta:initial-creator>
    <meta:editing-cycles>39</meta:editing-cycles>
    <meta:creation-date>2018-02-18T05:43:00</meta:creation-date>
    <dc:date>2019-03-13T06:44:07.205000000</dc:date>
    <meta:editing-duration>PT2H4M45S</meta:editing-duration>
    <meta:generator>LibreOffice/6.1.0.3$Windows_x86 LibreOffice_project/efb621ed25068d70781dc026f7e9c5187a4decd1</meta:generator>
    <meta:print-date>2019-03-13T06:40:15.677000000</meta:print-date>
    <meta:document-statistic meta:table-count="1" meta:image-count="0" meta:object-count="0" meta:page-count="2" meta:paragraph-count="55" meta:word-count="283" meta:character-count="2127" meta:non-whitespace-character-count="1770"/>
    <meta:template xlink:type="simple" xlink:actuate="onRequest" xlink:title="Normal" xlink:href=""/>
  </office:meta>
</office:document-meta>
</file>